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9.7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24.97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10pt" fo:font-weight="normal" style:font-size-asian="10pt" style:font-weight-asian="normal" style:font-name-complex="TimesNewRoman1" style:font-size-complex="10pt" style:font-weight-complex="normal"/>
    </style:style>
    <style:style style:name="T14" style:family="text">
      <style:text-properties fo:color="#000000" style:font-name="TimesNewRoman1" fo:font-size="9pt" style:font-size-asian="9pt" style:font-name-complex="TimesNewRoman1" style:font-size-complex="9pt"/>
    </style:style>
    <style:style style:name="T15" style:family="text">
      <style:text-properties fo:color="#000000" style:font-name="TimesNewRoman1" fo:font-size="8pt" style:font-size-asian="8pt" style:font-name-complex="TimesNewRoman1" style:font-size-complex="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8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9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38"/></text:span><text:span text:style-name="T3"><text:s/></text:span><text:span text:style-name="T3">Стандартные </text:span><text:span text:style-name="T3">утилиты UNIX для </text:span><text:span text:style-name="T3">обработки файлов <text:s text:c="8"/></text:span><text:span text:style-name="T3"><text:s text:c="38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1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0"/></text:span><text:span text:style-name="T3"><text:s text:c="3"/></text:span><text:span text:style-name="T3">Изучить </text:span><text:span text:style-name="T3">стандартные утилиты </text:span><text:span text:style-name="T3">UNIX для обработки </text:span><text:span text:style-name="T3">файлов и получить </text:span><text:span text:style-name="T3">навыки работы с <text:s text:c="2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ними. <text:s text:c="24"/></text:span><text:span text:style-name="T3"><text:s text:c="44"/></text:span><text:span text:style-name="T3"><text:s text:c="44"/></text:span><text:span text:style-name="T3"><text:s text:c="44"/></text:span><text:span text:style-name="T3"><text:s text:c="22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2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Запротоколировать </text:span><text:span text:style-name="T3">подготовленные </text:span><text:span text:style-name="T3">примеры и </text:span><text:span text:style-name="T3">иллюстрации работы </text:span><text:span text:style-name="T3">для <text:s text:c="9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/></text:span><text:span text:style-name="T3">следующих 20 </text:span><text:span text:style-name="T3">«обязательных» </text:span><text:span text:style-name="T3">утилит: cmp, sort, </text:span><text:span text:style-name="T3">comm, uniq, paste, cut, </text:span><text:span text:style-name="T3">split, join, tee, head, </text:span><text:span text:style-name="T3">tail, sum, md5sum, <text:s text:c="3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/></text:span><text:span text:style-name="T3">wc, od, du, df, </text:span><text:span text:style-name="T3">find, tr, mktemp. </text:span><text:span text:style-name="T3">Подготовить </text:span><text:span text:style-name="T3">нетривиальные </text:span><text:span text:style-name="T3">текстовые файлы для </text:span><text:span text:style-name="T3">иллюстрации работы <text:s text:c="3"/></text:span><text:span text:style-name="T3"><text:s text:c="11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/></text:span><text:span text:style-name="T3">следующих трёх </text:span><text:span text:style-name="T3">утилит, допускающих </text:span><text:span text:style-name="T3">неинтерактивный </text:span><text:span text:style-name="T3">режим: grep, </text:span><text:span text:style-name="T3">diff+patch, awk. <text:s text:c="14"/></text:span><text:span text:style-name="T3"><text:s text:c="27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2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</text:span><text:span text:style-name="T2"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</text:span><text:span text:style-name="T1">______________, </text:span><text:span text:style-name="T1">процессор </text:span><text:span text:style-name="T1">_____________, имя </text:span><text:span text:style-name="T1">узла сети </text:span><text:span text:style-name="T1">__________________ </text:span><text:span text:style-name="T1">с <text:s text:c="2"/>ОП </text:span><text:span text:style-name="T1">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</text:span><text:span text:style-name="T1">Мб. <text:s/>Терминал </text:span><text:span text:style-name="T1">__________ адрес </text:span><text:span text:style-name="T1">__________________. </text:span><text:span text:style-name="T1">Принтер <text:s/></text:span><text:span text:style-name="T1">__________________</text:span><text:span text:style-name="T1">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</text:span><text:span text:style-name="T1">устройства <text:s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</text:span><text:span text:style-name="T5">ПЭВМ студента, </text:span><text:span text:style-name="T5">если </text:span><text:span text:style-name="T5">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14"/></text:span><text:span text:style-name="T3"><text:s text:c="31"/></text:span><text:span text:style-name="T1"><text:s text:c="2"/>с ОП </text:span><text:span text:style-name="T1">______ Мб, НМД </text:span><text:span text:style-name="T1">_____ Мб. <text:s/>Монитор </text:span><text:span text:style-name="T3">__________________</text:span><text:span text:style-name="T3">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</text:span><text:span text:style-name="T1">устройства </text:span><text:span text:style-name="T3"><text:s text:c="21"/></text:span><text:span text:style-name="T3"><text:s text:c="44"/></text:span><text:span text:style-name="T3"><text:s text:c="44"/></text:span><text:span text:style-name="T3"><text:s text:c="44"/></text:span><text:span text:style-name="T3"><text:s text:c="3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</text:span><text:span text:style-name="T2">обеспечение </text:span><text:span text:style-name="T2">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</text:span><text:span text:style-name="T1">система семейства </text:span><text:span text:style-name="T1">___________, </text:span><text:span text:style-name="T1">наименование </text:span><text:span text:style-name="T1">__________________</text:span><text:span text:style-name="T1">_____ <text:s/>версия </text:span><text:span text:style-name="T1">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</text:span><text:span text:style-name="T1">команд </text:span><text:span text:style-name="T1">________________ </text:span><text:span text:style-name="T1">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</text:span><text:span text:style-name="T1">программирования </text:span><text:span text:style-name="T1">__________________</text:span><text:span text:style-name="T1">__________________</text:span><text:span text:style-name="T1">______________ </text:span><text:span text:style-name="T1">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</text:span><text:span text:style-name="T1">__________________</text:span><text:span text:style-name="T1">__________________</text:span><text:span text:style-name="T1">__________________</text:span><text:span text:style-name="T1">____ версия </text:span><text:span text:style-name="T1">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</text:span><text:span text:style-name="T1">операционной </text:span><text:span text:style-name="T1">системы <text:s/></text:span><text:span text:style-name="T1">__________________</text:span><text:span text:style-name="T1">__________________</text:span><text:span text:style-name="T1">__________________</text:span><text:span text:style-name="T1">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</text:span><text:span text:style-name="T1">системы и программы <text:s/></text:span><text:span text:style-name="T1">__________________</text:span><text:span text:style-name="T1">__________________</text:span><text:span text:style-name="T1">__________________</text:span><text:span text:style-name="T1">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</text:span><text:span text:style-name="T1">имена файлов </text:span><text:span text:style-name="T1">программ и </text:span><text:span text:style-name="T1">данных____________</text:span><text:span text:style-name="T1">__________________</text:span><text:span text:style-name="T1">__________________</text:span><text:span text:style-name="T1">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</text:span><text:span text:style-name="T5">обеспечение ЭВМ </text:span><text:span text:style-name="T5">студента, если </text:span><text:span text:style-name="T5">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</text:span><text:span text:style-name="T1">система семейства </text:span><text:span text:style-name="T1">_______, </text:span><text:span text:style-name="T1">наименование </text:span><text:span text:style-name="T1">__________________ </text:span><text:span text:style-name="T1">версия </text:span><text:span text:style-name="T1">__________________</text:span><text:span text:style-name="T1">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</text:span><text:span text:style-name="T1">команд </text:span><text:span text:style-name="T3">__________________</text:span><text:span text:style-name="T3">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</text:span><text:span text:style-name="T1">программирования <text:s/></text:span><text:span text:style-name="T1">__________________</text:span><text:span text:style-name="T1">__________________</text:span><text:span text:style-name="T1">__________версия </text:span><text:span text:style-name="T1">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</text:span><text:span text:style-name="T3">__________________</text:span><text:span text:style-name="T3">__________________</text:span><text:span text:style-name="T3">___</text:span><text:span text:style-name="T1"> версия </text:span><text:span text:style-name="T1">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</text:span><text:span text:style-name="T1">операционной </text:span><text:span text:style-name="T1">системы <text:s/></text:span><text:span text:style-name="T1">__________________</text:span><text:span text:style-name="T1">__________________</text:span><text:span text:style-name="T1">__________________</text:span><text:span text:style-name="T1">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</text:span><text:span text:style-name="T1">системы и программы <text:s/></text:span><text:span text:style-name="T1">__________________</text:span><text:span text:style-name="T1">__________________</text:span><text:span text:style-name="T1">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</text:span><text:span text:style-name="T1">имена файлов </text:span><text:span text:style-name="T1">программ и данных на </text:span><text:span text:style-name="T1">домашнем </text:span><text:span text:style-name="T1">компьютере </text:span><text:span text:style-name="T1">__________________</text:span><text:span text:style-name="T1">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</text:span><text:span text:style-name="T6">лабораторно</text:span><text:span text:style-name="T6">й работе №</text:span><text:span text:style-name="T7"> </text:span><text:span text:style-name="T8">20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</text:span><text:span text:style-name="T11">Практикум на </text:span><text:span text:style-name="T11">ЭВМ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</text:span><text:span text:style-name="T3">Александрович</text:span><text:span text:style-name="T1">, <text:s/>№ по </text:span><text:span text:style-name="T1">списку <text:s/></text:span><text:span text:style-name="T3">10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</text:span><text:span text:style-name="T1">icq, skype</text:span><text:span text:style-name="T3"> <text:s text:c="7"/></text:span><text:span text:style-name="T3"><text:a xlink:href="mailto:Jktu332@yandex.ru" xlink:type="simple">Jktu332@yandex.ru</text:a></text:span><text:span text:style-name="T3"><text:s text:c="7"/></text:span><text:span text:style-name="T3"><text:s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</text:span><text:span text:style-name="T1">28 » </text:span><text:span text:style-name="T13">февраля</text:span><text:span text:style-name="T3"> </text:span><text:span text:style-name="T12">202</text:span><text:span text:style-name="T3">2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</text:span><text:span text:style-name="T3">преп. <text:s/></text:span><text:span text:style-name="T12">каф. 806</text:span><text:span text:style-name="T3"> <text:s text:c="2"/></text:span><text:span text:style-name="T3"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</text:span><text:span text:style-name="T1">знаний с оценкой <text:s/></text:span><text:span text:style-name="T3"><text:s text:c="9"/></text:span><text:span text:style-name="T3"><text:s text:c="28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</text:span><text:span text:style-name="T1">_________202 __ <text:s/>г., <text:s/></text:span><text:span text:style-name="T1"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</text:span><text:span text:style-name="T1">преподавателя </text:span><text:span text:style-name="T1">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</text:span><text:span text:style-name="T2">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4"><text:s text:c="13"/></text:span><text:span text:style-name="T15">решения задачи (в </text:span><text:span text:style-name="T15">формах: словесной, </text:span><text:span text:style-name="T15">псевдокода, графической </text:span><text:span text:style-name="T15">[блок-схема, диаграмма, </text:span><text:span text:style-name="T15">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5">таблица] <text:s/>или формальные </text:span><text:span text:style-name="T15">спецификации с пред- и </text:span><text:span text:style-name="T15">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</text:span><text:span text:style-name="T2">выполнения </text:span><text:span text:style-name="T2">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5"><text:s text:c="15"/></text:span><text:span text:style-name="T15">[план работы, </text:span><text:span text:style-name="T15">первоначальный текст </text:span><text:span text:style-name="T15">программы в черновике </text:span><text:span text:style-name="T15">(можно на отдельном </text:span><text:span text:style-name="T15">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5">тесты либо соображения </text:span><text:span text:style-name="T15">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</text:span><text:span text:style-name="T5">составляются </text:span><text:span text:style-name="T5">строго до начала </text:span><text:span text:style-name="T5">лабораторной </text:span><text:span text:style-name="T5">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</text:span><text:span text:style-name="T5">выполнению </text:span><text:span text:style-name="T5">работы. </text:span><text:span text:style-name="T2"><text:s/>Подпись </text:span><text:span text:style-name="T2">преподавателя </text:span><text:span text:style-name="T2">________________</text:span></text:p>
          </draw:text-box>
        </draw:frame>
        <draw:frame draw:style-name="gr50" draw:text-style-name="P9" draw:layer="layout" svg:width="17.934cm" svg:height="12.1cm" svg:x="1.9cm" svg:y="13.7cm">
          <draw:text-box>
            <text:p><text:span text:style-name="T16">1) Для каждой </text:span><text:span text:style-name="T16">утилиты изучить </text:span><text:span text:style-name="T16">документацию, </text:span><text:span text:style-name="T16">которая может </text:span><text:span text:style-name="T16">быть получена </text:span><text:span text:style-name="T16">через команду </text:span><text:span text:style-name="T16">man.</text:span></text:p>
            <text:p><text:span text:style-name="T16">2) Для каждой из </text:span><text:span text:style-name="T16">20 «обязательных» </text:span><text:span text:style-name="T16">утилит придумать </text:span><text:span text:style-name="T16">2-3 разнообразных </text:span><text:span text:style-name="T16">примера.</text:span></text:p>
            <text:p><text:span text:style-name="T16">3) Для каждой из 3 </text:span><text:span text:style-name="T16">утилит, </text:span><text:span text:style-name="T16">допускающих </text:span><text:span text:style-name="T16">неинтерактивный </text:span><text:span text:style-name="T16">режим, придумать </text:span><text:span text:style-name="T16">10-12</text:span></text:p>
            <text:p><text:span text:style-name="T16">нетривиальных </text:span><text:span text:style-name="T16">примеров, </text:span><text:span text:style-name="T16">иллюстрирующих </text:span><text:span text:style-name="T16">принцип работы </text:span><text:span text:style-name="T16">разных ключей и </text:span><text:span text:style-name="T16">возможностей</text:span></text:p>
            <text:p><text:span text:style-name="T16">утилиты.</text:span></text:p>
            <text:p><text:span text:style-name="T16">4) Подготовить и </text:span><text:span text:style-name="T16">запротоколироват</text:span><text:span text:style-name="T16">ь примеры. </text:span></text:p>
          </draw:text-box>
        </draw:frame>
        <draw:frame draw:style-name="gr51" draw:text-style-name="P9" draw:layer="layout" svg:width="17.5cm" svg:height="9.7cm" svg:x="1.8cm" svg:y="2.3cm">
          <draw:text-box>
            <text:p><text:span text:style-name="T16"/></text:p>
            <text:p><text:span text:style-name="T16"/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</text:span><text:span text:style-name="T2">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4"><text:s text:c="12"/></text:span><text:span text:style-name="T14">(подклеить </text:span><text:span text:style-name="T14">листинг окончательного </text:span><text:span text:style-name="T14">варианта программы с </text:span><text:span text:style-name="T14">тестовыми примерами, </text:span><text:span text:style-name="T14">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4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</text:span><text:span text:style-name="T2">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7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4">должен содержать дату и </text:span><text:span text:style-name="T14">время сеансов отладки и </text:span><text:span text:style-name="T14">основные события </text:span><text:span text:style-name="T14">(ошибки в сценарии и </text:span><text:span text:style-name="T14">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4">нестандартные ситуации) </text:span><text:span text:style-name="T14">и краткие комментарии к </text:span><text:span text:style-name="T14">ним. В дневнике отладки </text:span><text:span text:style-name="T14">приводятся сведения об </text:span><text:span text:style-name="T14">использовании других </text:span><text:span text:style-name="T14">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4">существенном участии </text:span><text:span text:style-name="T14">преподавателя и других </text:span><text:span text:style-name="T14">лиц в написании и </text:span><text:span text:style-name="T14">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</text:span><text:span text:style-name="T1">Время <text:s text:c="17"/></text:span><text:span text:style-name="T1">Событие <text:s text:c="19"/></text:span><text:span text:style-name="T1">Действие по </text:span><text:span text:style-name="T1">исправлению <text:s text:c="18"/></text:span><text:span text:style-name="T1"><text:s text:c="3"/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</text:span><text:span text:style-name="T1">_____________________________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</text:span><text:span text:style-name="T1">_________________________</text:span><text:span text:style-name="T1">_________________________</text:span><text:span text:style-name="T1">_________________________</text:span><text:span text:style-name="T1">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8">11.</text:span><text:span text:style-name="T10"> </text:span><text:span text:style-name="T1"><text:s/></text:span><text:span text:style-name="T18">Выводы</text:span></text:p>
          </draw:text-box>
        </draw:frame>
        <draw:frame draw:style-name="gr68" draw:text-style-name="P3" draw:layer="layout" svg:width="24.975cm" svg:height="5.641cm" svg:x="1.229cm" svg:y="19.704cm">
          <draw:text-box>
            <text:p text:style-name="P1"><text:span text:style-name="T19"><text:s/></text:span><text:span text:style-name="T19">Мною были изучены утилиты UNIX для обработки файлов, а также были приобретены </text:span><text:span text:style-name="T19">навыки для <text:s text:c="3"/></text:span></text:p>
            <text:p text:style-name="P1"><text:span text:style-name="T19">работы с ними. Утилиты sum и md5sum подсчитывают хеш-сумму файла, с помощью которой </text:span><text:span text:style-name="T19">можно </text:span></text:p>
            <text:p text:style-name="P1"><text:span text:style-name="T19">проверить целостность или совпадение файлов, например, при их загрузке из интернета. </text:span><text:span text:style-name="T19">Утилита awk</text:span></text:p>
            <text:p text:style-name="P1"><text:span text:style-name="T19">является очень мощным инструментом, позволяющим писать свои скрипты, которые могут </text:span><text:span text:style-name="T19">содержать,</text:span></text:p>
            <text:p text:style-name="P1"><text:span text:style-name="T19">например, ветвления, циклы и даже математические функции. <text:s text:c="55"/></text:span><text:span text:style-name="T19"><text:s text:c="12"/></text:span></text:p>
            <text:p text:style-name="P1"><text:span text:style-name="T19"><text:s text:c="164"/></text:span><text:span text:style-name="T19"><text:s text:c="11"/></text:span></text:p>
            <text:p text:style-name="P1"><text:span text:style-name="T19"><text:s text:c="164"/></text:span><text:span text:style-name="T19"><text:s text:c="11"/></text:span></text:p>
            <text:p text:style-name="P1"><text:span text:style-name="T19"><text:s text:c="164"/></text:span><text:span text:style-name="T19"><text:s text:c="11"/></text:span></text:p>
            <text:p text:style-name="P1"><text:span text:style-name="T19"><text:s text:c="164"/></text:span><text:span text:style-name="T19"><text:s text:c="11"/></text:span></text:p>
            <text:p text:style-name="P1"><text:span text:style-name="T19"><text:s text:c="164"/></text:span><text:span text:style-name="T19"><text:s text:c="11"/></text:span></text:p>
            <text:p text:style-name="P1"><text:span text:style-name="T19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</text:span><text:span text:style-name="T1">___________________________________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7T14:17:54.213522310</dc:date>
    <meta:editing-duration>PT9H32M59S</meta:editing-duration>
    <meta:editing-cycles>115</meta:editing-cycles>
    <meta:generator>LibreOffice/6.4.7.2$Linux_X86_64 LibreOffice_project/40$Build-2</meta:generator>
    <meta:document-statistic meta:object-count="116"/>
  </office:meta>
</office:document-meta>
</file>